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409bf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568fd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568fd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20ec3c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e365d"/>
    </style:style>
    <style:style style:name="T24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4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8"><text:text-input text:description="&lt;/if&gt;">endtest</text:text-input></text:span> </text:p>
            <text:p text:style-name="P46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21">[</text:span>%<text:span text:style-name="T21">]</text:span></text:p>
          </table:table-cell>
          <table:table-cell table:style-name="Table2.I2" office:value-type="string">
            <text:p text:style-name="P66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span text:style-name="T12"><text:text-input text:description="&lt;_(&quot;TOTAL&quot;)&gt;">TOTAL</text:text-input></text:span><text:span text:style-name="T12">:</text:span></text:p>
            <text:p text:style-name="P79"><text:text-input text:description="&lt;_(&quot;TOTAL DISCOUNT&quot;)&gt;">TOTAL DISCOUNT</text:text-input>:</text:p>
            <text:p text:style-name="P78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  <text:p text:style-name="P76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  <text:p text:style-name="P76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8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8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8:56.995853309</dc:date>
    <meta:editing-duration>P1DT18H45M48S</meta:editing-duration>
    <meta:editing-cycles>266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4" meta:character-count="1504" meta:non-whitespace-character-count="1404"/>
  </office:meta>
</office:document-meta>
</file>